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in" fo:margin-bottom="0.1965in" style:contextual-spacing="false" style:writing-mode="lr-tb"/>
    </style:style>
    <style:style style:name="P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Encrypted Messaging CLI (RSA + AES Hybrid) — Project Report</text:span></text:h>
      <text:h text:style-name="Heading_20_3" text:outline-level="3"><text:span text:style-name="Strong_20_Emphasis">I. Introduction / Background</text:span></text:h>
      <text:p text:style-name="Text_20_body">Digital communication is widely used today, but many messaging platforms do not provide full end-to-end encryption. This project implements a secure command-line messaging system using hybrid cryptography:</text:p>
      <text:list text:style-name="L1">
        <text:list-item>
          <text:p text:style-name="P1"><text:span text:style-name="Strong_20_Emphasis">RSA</text:span>: for exchanging encryption keys securely</text:p>
        </text:list-item>
        <text:list-item>
          <text:p text:style-name="P1"><text:span text:style-name="Strong_20_Emphasis">AES</text:span>: for fast symmetric encryption of messages</text:p>
        </text:list-item>
      </text:list>
      <text:p text:style-name="Text_20_body">The goal is to protect message confidentiality, integrity, and simulate how real-world secure messaging applications like Signal or WhatsApp work.</text:p>
      <text:p text:style-name="Text_20_body"><text:span text:style-name="Strong_20_Emphasis">Motivation:</text:span> Learn how modern secure messaging works and apply classroom concepts such as encryption, key exchange, and secure coding practices.</text:p>
      <text:p text:style-name="Horizontal_20_Line"/>
      <text:h text:style-name="Heading_20_3" text:outline-level="3"><text:span text:style-name="Strong_20_Emphasis">II. System Design / Architecture</text:span></text:h>
      <text:p text:style-name="Text_20_body"><text:span text:style-name="Strong_20_Emphasis">Architecture:</text:span></text:p>
      <text:list text:style-name="L2">
        <text:list-item>
          <text:p text:style-name="P2">Two peers: client and server</text:p>
        </text:list-item>
        <text:list-item>
          <text:p text:style-name="P2">Key generation and exchange (RSA)</text:p>
        </text:list-item>
        <text:list-item>
          <text:p text:style-name="P2">AES used to encrypt/decrypt messages</text:p>
        </text:list-item>
        <text:list-item>
          <text:p text:style-name="P2">Messages sent over TCP socket</text:p>
        </text:list-item>
      </text:list>
      <text:p text:style-name="Text_20_body"><text:span text:style-name="Strong_20_Emphasis">Flowchart / Steps:</text:span></text:p>
      <text:list text:style-name="L3">
        <text:list-item>
          <text:p text:style-name="P3">Generate RSA key pair for each peer</text:p>
        </text:list-item>
        <text:list-item>
          <text:p text:style-name="P3">Exchange public keys between peers</text:p>
        </text:list-item>
        <text:list-item>
          <text:p text:style-name="P3">Generate random AES session key</text:p>
        </text:list-item>
        <text:list-item>
          <text:p text:style-name="P3">Encrypt AES key with peer’s public RSA key and send</text:p>
        </text:list-item>
        <text:list-item>
          <text:p text:style-name="P3">Use AES key to encrypt/decrypt chat messages</text:p>
        </text:list-item>
        <text:list-item>
          <text:p text:style-name="P3">Repeat until session ends</text:p>
        </text:list-item>
      </text:list>
      <text:p text:style-name="Horizontal_20_Line"/>
      <text:h text:style-name="Heading_20_3" text:outline-level="3"><text:span text:style-name="Strong_20_Emphasis">III. Implementation Details</text:span></text:h>
      <text:p text:style-name="Text_20_body"><text:span text:style-name="Strong_20_Emphasis">Files and Functions:</text:span></text:p>
      <text:list text:style-name="L4">
        <text:list-item>
          <text:p text:style-name="P4"><text:span text:style-name="Source_20_Text">crypto_utils.py</text:span></text:p>
          <text:list>
            <text:list-item>
              <text:p text:style-name="P4"><text:soft-page-break/><text:span text:style-name="Source_20_Text">generate_rsa_keys()</text:span> — generate RSA public/private keys</text:p>
            </text:list-item>
            <text:list-item>
              <text:p text:style-name="P4"><text:span text:style-name="Source_20_Text">encrypt_rsa()</text:span> / <text:span text:style-name="Source_20_Text">decrypt_rsa()</text:span> — encrypt/decrypt AES session keys</text:p>
            </text:list-item>
            <text:list-item>
              <text:p text:style-name="P4"><text:span text:style-name="Source_20_Text">encrypt_aes()</text:span> / <text:span text:style-name="Source_20_Text">decrypt_aes()</text:span> — encrypt/decrypt messages with AES</text:p>
            </text:list-item>
          </text:list>
        </text:list-item>
        <text:list-item>
          <text:p text:style-name="P4"><text:span text:style-name="Source_20_Text">peer.py</text:span></text:p>
          <text:list>
            <text:list-item>
              <text:p text:style-name="P4"><text:span text:style-name="Source_20_Text">server_mode()</text:span> — listen for connections</text:p>
            </text:list-item>
            <text:list-item>
              <text:p text:style-name="P4"><text:span text:style-name="Source_20_Text">client_mode()</text:span> — connect to server</text:p>
            </text:list-item>
            <text:list-item>
              <text:p text:style-name="P4">Handles key exchange, message encryption/decryption, and chat loop</text:p>
            </text:list-item>
          </text:list>
        </text:list-item>
      </text:list>
      <text:p text:style-name="Text_20_body"><text:span text:style-name="Strong_20_Emphasis">Libraries Used:</text:span></text:p>
      <text:list text:style-name="L5">
        <text:list-item>
          <text:p text:style-name="P5"><text:span text:style-name="Source_20_Text">pycryptodome</text:span> for cryptography</text:p>
        </text:list-item>
        <text:list-item>
          <text:p text:style-name="P5"><text:span text:style-name="Source_20_Text">socket</text:span> for networking</text:p>
        </text:list-item>
      </text:list>
      <text:p text:style-name="Horizontal_20_Line"/>
      <text:h text:style-name="Heading_20_3" text:outline-level="3"><text:span text:style-name="Strong_20_Emphasis">IV. Usage Guide</text:span></text:h>
      <text:p text:style-name="Text_20_body"><text:span text:style-name="Strong_20_Emphasis">Setup:</text:span></text:p>
      <text:p text:style-name="P6"><text:span text:style-name="Source_20_Text">python3 -m venv .venv</text:span></text:p>
      <text:p text:style-name="P7"><text:span text:style-name="Source_20_Text">source .venv/bin/activate <text:s text:c="2"/># Git Bash / Linux</text:span></text:p>
      <text:p text:style-name="P8"><text:span text:style-name="Source_20_Text">pip install -r requirements.txt</text:span></text:p>
      <text:p text:style-name="Text_20_body"><text:span text:style-name="Strong_20_Emphasis">Run Server:</text:span></text:p>
      <text:p text:style-name="P9"><text:span text:style-name="Source_20_Text">python peer.py --mode server --host 127.0.0.1 --port 5000</text:span></text:p>
      <text:p text:style-name="Text_20_body"><text:span text:style-name="Strong_20_Emphasis">Run Client:</text:span></text:p>
      <text:p text:style-name="P9"><text:span text:style-name="Source_20_Text">python peer.py --mode client --host 127.0.0.1 --port 5000</text:span></text:p>
      <text:p text:style-name="Text_20_body"><text:span text:style-name="Strong_20_Emphasis">Example Messages:</text:span></text:p>
      <text:p text:style-name="P6"><text:span text:style-name="Source_20_Text">[Client] Hello!</text:span></text:p>
      <text:p text:style-name="P8"><text:span text:style-name="Source_20_Text">[Server] Hi! Secure message received.</text:span></text:p>
      <text:p text:style-name="Horizontal_20_Line"/>
      <text:h text:style-name="Heading_20_3" text:outline-level="3"><text:span text:style-name="Strong_20_Emphasis">V. Conclusion and Future Work</text:span></text:h>
      <text:list text:style-name="L6">
        <text:list-item>
          <text:p text:style-name="P10">Successfully implemented hybrid encrypted messaging CLI</text:p>
        </text:list-item>
        <text:list-item>
          <text:p text:style-name="P10">Demonstrates RSA key exchange + AES message encryption</text:p>
        </text:list-item>
        <text:list-item>
          <text:p text:style-name="P10"><text:span text:style-name="Strong_20_Emphasis">Future improvements:</text:span> GUI interface, file transfer, multi-peer chat</text:p>
        </text:list-item>
      </text:list>
      <text:p text:style-name="Horizontal_20_Line"/>
      <text:h text:style-name="Heading_20_3" text:outline-level="3"><text:soft-page-break/><text:span text:style-name="Strong_20_Emphasis">VI. References</text:span></text:h>
      <text:list text:style-name="L7">
        <text:list-item>
          <text:p text:style-name="P11">PyCryptodome Documentation: <text:a xlink:type="simple" xlink:href="https://www.pycryptodome.org/" office:target-frame-name="_new" xlink:show="replace" text:style-name="Internet_20_link" text:visited-style-name="Visited_20_Internet_20_Link">https://www.pycryptodome.org</text:a></text:p>
        </text:list-item>
        <text:list-item>
          <text:p text:style-name="P11">“Cryptography Engineering” by Ferguson, Schneier, Kohno</text:p>
        </text:list-item>
        <text:list-item>
          <text:p text:style-name="P11">Signal Protocol Overview: <text:a xlink:type="simple" xlink:href="https://signal.org/docs" office:target-frame-name="_new" xlink:show="replace" text:style-name="Internet_20_link" text:visited-style-name="Visited_20_Internet_20_Link">https://signal.org/docs</text:a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22:47:30.457825047</meta:creation-date>
    <dc:date>2025-11-29T22:48:42.555693816</dc:date>
    <meta:editing-duration>PT1M12S</meta:editing-duration>
    <meta:editing-cycles>1</meta:editing-cycles>
    <meta:document-statistic meta:table-count="0" meta:image-count="0" meta:object-count="0" meta:page-count="3" meta:paragraph-count="53" meta:word-count="335" meta:character-count="2273" meta:non-whitespace-character-count="2017"/>
    <meta:generator>LibreOffice/25.2.4.3$Linux_X86_64 LibreOffice_project/520$Build-3</meta:generator>
  </office:meta>
</office:document-meta>
</file>